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06cm"/>
    </style:style>
    <style:style style:name="co2" style:family="table-column">
      <style:table-column-properties fo:break-before="auto" style:column-width="3.433cm"/>
    </style:style>
    <style:style style:name="co3" style:family="table-column">
      <style:table-column-properties fo:break-before="auto" style:column-width="3.489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4.23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android_id</text:p>
          </table:table-cell>
          <table:table-cell office:value-type="string">
            <text:p>en</text:p>
          </table:table-cell>
          <table:table-cell office:value-type="string">
            <text:p>fr</text:p>
          </table:table-cell>
          <table:table-cell office:value-type="string">
            <text:p>es</text:p>
          </table:table-cell>
          <table:table-cell office:value-type="string">
            <text:p>op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tring</text:p>
          </table:table-cell>
          <table:table-cell office:value-type="string">
            <text:p>string_one</text:p>
          </table:table-cell>
          <table:table-cell office:value-type="string">
            <text:p>one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option1; option2; option3</text:p>
          </table:table-cell>
        </table:table-row>
        <table:table-row table:style-name="ro1">
          <table:table-cell office:value-type="string">
            <text:p>string</text:p>
          </table:table-cell>
          <table:table-cell office:value-type="string">
            <text:p>string_two</text:p>
          </table:table-cell>
          <table:table-cell office:value-type="string">
            <text:p>two</text:p>
          </table:table-cell>
          <table:table-cell office:value-type="string">
            <text:p>Deux</text:p>
          </table:table-cell>
          <table:table-cell office:value-type="string">
            <text:p>diez</text:p>
          </table:table-cell>
          <table:table-cell office:value-type="string">
            <text:p>option1; option2; option3</text:p>
          </table:table-cell>
        </table:table-row>
        <table:table-row table:style-name="ro1">
          <table:table-cell office:value-type="string">
            <text:p>string</text:p>
          </table:table-cell>
          <table:table-cell table:number-columns-repeated="2" office:value-type="string">
            <text:p>dog</text:p>
          </table:table-cell>
          <table:table-cell office:value-type="string">
            <text:p>chien</text:p>
          </table:table-cell>
          <table:table-cell office:value-type="string">
            <text:p>perro</text:p>
          </table:table-cell>
          <table:table-cell office:value-type="string">
            <text:p>option1; option2; option3</text:p>
          </table:table-cell>
        </table:table-row>
        <table:table-row table:style-name="ro1">
          <table:table-cell office:value-type="string">
            <text:p>string</text:p>
          </table:table-cell>
          <table:table-cell table:number-columns-repeated="2" office:value-type="string">
            <text:p>red</text:p>
          </table:table-cell>
          <table:table-cell office:value-type="string">
            <text:p>rouge</text:p>
          </table:table-cell>
          <table:table-cell office:value-type="string">
            <text:p>rojo</text:p>
          </table:table-cell>
          <table:table-cell office:value-type="string">
            <text:p>option1; option2; option3</text:p>
          </table:table-cell>
        </table:table-row>
        <table:table-row table:style-name="ro1">
          <table:table-cell office:value-type="string">
            <text:p>string</text:p>
          </table:table-cell>
          <table:table-cell table:number-columns-repeated="2" office:value-type="string">
            <text:p>sparse</text:p>
          </table:table-cell>
          <table:table-cell table:number-columns-repeated="2"/>
          <table:table-cell office:value-type="string">
            <text:p>option1; option2; option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tring-array</text:p>
          </table:table-cell>
          <table:table-cell office:value-type="string">
            <text:p>first_array:0</text:p>
          </table:table-cell>
          <table:table-cell office:value-type="string">
            <text:p>first_en_array_0</text:p>
          </table:table-cell>
          <table:table-cell office:value-type="string">
            <text:p>first_fr_array_0</text:p>
          </table:table-cell>
          <table:table-cell office:value-type="string">
            <text:p>first_es_array_0</text:p>
          </table:table-cell>
          <table:table-cell office:value-type="string">
            <text:p>option_0</text:p>
          </table:table-cell>
        </table:table-row>
        <table:table-row table:style-name="ro1">
          <table:table-cell office:value-type="string">
            <text:p>string-array</text:p>
          </table:table-cell>
          <table:table-cell office:value-type="string">
            <text:p>first_array:1</text:p>
          </table:table-cell>
          <table:table-cell office:value-type="string">
            <text:p>first_en_array_1</text:p>
          </table:table-cell>
          <table:table-cell office:value-type="string">
            <text:p>first_fr_array_1</text:p>
          </table:table-cell>
          <table:table-cell office:value-type="string">
            <text:p>first_es_array_1</text:p>
          </table:table-cell>
          <table:table-cell office:value-type="string">
            <text:p>option_1</text:p>
          </table:table-cell>
        </table:table-row>
        <table:table-row table:style-name="ro1">
          <table:table-cell office:value-type="string">
            <text:p>string-array</text:p>
          </table:table-cell>
          <table:table-cell office:value-type="string">
            <text:p>first_array:2</text:p>
          </table:table-cell>
          <table:table-cell office:value-type="string">
            <text:p>first_en_array_2</text:p>
          </table:table-cell>
          <table:table-cell office:value-type="string">
            <text:p>first_fr_array_2</text:p>
          </table:table-cell>
          <table:table-cell office:value-type="string">
            <text:p>first_es_array_2</text:p>
          </table:table-cell>
          <table:table-cell office:value-type="string">
            <text:p>option_2</text:p>
          </table:table-cell>
        </table:table-row>
        <table:table-row table:style-name="ro1">
          <table:table-cell office:value-type="string">
            <text:p>string-array</text:p>
          </table:table-cell>
          <table:table-cell office:value-type="string">
            <text:p>first_array:3</text:p>
          </table:table-cell>
          <table:table-cell office:value-type="string">
            <text:p>first_en_array_3</text:p>
          </table:table-cell>
          <table:table-cell office:value-type="string">
            <text:p>first_fr_array_3</text:p>
          </table:table-cell>
          <table:table-cell office:value-type="string">
            <text:p>first_es_array_3</text:p>
          </table:table-cell>
          <table:table-cell office:value-type="string">
            <text:p>option_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tring-array</text:p>
          </table:table-cell>
          <table:table-cell office:value-type="string">
            <text:p>second_array:0</text:p>
          </table:table-cell>
          <table:table-cell office:value-type="string">
            <text:p>second_en_array_0</text:p>
          </table:table-cell>
          <table:table-cell office:value-type="string">
            <text:p>second_fr_array_0</text:p>
          </table:table-cell>
          <table:table-cell office:value-type="string">
            <text:p>second_es_array_0</text:p>
          </table:table-cell>
          <table:table-cell office:value-type="string">
            <text:p>option_0</text:p>
          </table:table-cell>
        </table:table-row>
        <table:table-row table:style-name="ro1">
          <table:table-cell office:value-type="string">
            <text:p>string-array</text:p>
          </table:table-cell>
          <table:table-cell office:value-type="string">
            <text:p>second_array:1</text:p>
          </table:table-cell>
          <table:table-cell office:value-type="string">
            <text:p>second_en_array_1</text:p>
          </table:table-cell>
          <table:table-cell office:value-type="string">
            <text:p>second_fr_array_1</text:p>
          </table:table-cell>
          <table:table-cell office:value-type="string">
            <text:p>second_es_array_1</text:p>
          </table:table-cell>
          <table:table-cell office:value-type="string">
            <text:p>option_1</text:p>
          </table:table-cell>
        </table:table-row>
        <table:table-row table:style-name="ro1">
          <table:table-cell office:value-type="string">
            <text:p>string-array</text:p>
          </table:table-cell>
          <table:table-cell office:value-type="string">
            <text:p>second_array:2</text:p>
          </table:table-cell>
          <table:table-cell office:value-type="string">
            <text:p>second_en_array_2</text:p>
          </table:table-cell>
          <table:table-cell office:value-type="string">
            <text:p>second_fr_array_2</text:p>
          </table:table-cell>
          <table:table-cell office:value-type="string">
            <text:p>second_es_array_2</text:p>
          </table:table-cell>
          <table:table-cell office:value-type="string">
            <text:p>option_2</text:p>
          </table:table-cell>
        </table:table-row>
        <table:table-row table:style-name="ro1">
          <table:table-cell office:value-type="string">
            <text:p>string-array</text:p>
          </table:table-cell>
          <table:table-cell office:value-type="string">
            <text:p>second_array:3</text:p>
          </table:table-cell>
          <table:table-cell office:value-type="string">
            <text:p>second_en_array_3</text:p>
          </table:table-cell>
          <table:table-cell office:value-type="string">
            <text:p>second_fr_array_3</text:p>
          </table:table-cell>
          <table:table-cell office:value-type="string">
            <text:p>second_es_array_3</text:p>
          </table:table-cell>
          <table:table-cell office:value-type="string">
            <text:p>option_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lurals</text:p>
          </table:table-cell>
          <table:table-cell office:value-type="string">
            <text:p>first_plural:zero</text:p>
          </table:table-cell>
          <table:table-cell office:value-type="string">
            <text:p>first_en_plural_0</text:p>
          </table:table-cell>
          <table:table-cell office:value-type="string">
            <text:p>first_fr_plural_0</text:p>
          </table:table-cell>
          <table:table-cell office:value-type="string">
            <text:p>first_es_plural_0</text:p>
          </table:table-cell>
          <table:table-cell office:value-type="string">
            <text:p>option_zero</text:p>
          </table:table-cell>
        </table:table-row>
        <table:table-row table:style-name="ro1">
          <table:table-cell office:value-type="string">
            <text:p>plurals</text:p>
          </table:table-cell>
          <table:table-cell office:value-type="string">
            <text:p>first_plural:one</text:p>
          </table:table-cell>
          <table:table-cell office:value-type="string">
            <text:p>first_en_plural_1</text:p>
          </table:table-cell>
          <table:table-cell office:value-type="string">
            <text:p>first_fr_plural_1</text:p>
          </table:table-cell>
          <table:table-cell office:value-type="string">
            <text:p>first_es_plural_1</text:p>
          </table:table-cell>
          <table:table-cell office:value-type="string">
            <text:p>option_one</text:p>
          </table:table-cell>
        </table:table-row>
        <table:table-row table:style-name="ro1">
          <table:table-cell office:value-type="string">
            <text:p>plurals</text:p>
          </table:table-cell>
          <table:table-cell office:value-type="string">
            <text:p>first_plural:two</text:p>
          </table:table-cell>
          <table:table-cell office:value-type="string">
            <text:p>first_en_plural_2</text:p>
          </table:table-cell>
          <table:table-cell office:value-type="string">
            <text:p>first_fr_plural_2</text:p>
          </table:table-cell>
          <table:table-cell office:value-type="string">
            <text:p>first_es_plural_2</text:p>
          </table:table-cell>
          <table:table-cell office:value-type="string">
            <text:p>option_two</text:p>
          </table:table-cell>
        </table:table-row>
        <table:table-row table:style-name="ro1">
          <table:table-cell office:value-type="string">
            <text:p>plurals</text:p>
          </table:table-cell>
          <table:table-cell office:value-type="string">
            <text:p>first_plural:few</text:p>
          </table:table-cell>
          <table:table-cell office:value-type="string">
            <text:p>first_en_plural_3</text:p>
          </table:table-cell>
          <table:table-cell office:value-type="string">
            <text:p>first_fr_plural_3</text:p>
          </table:table-cell>
          <table:table-cell office:value-type="string">
            <text:p>first_es_plural_3</text:p>
          </table:table-cell>
          <table:table-cell office:value-type="string">
            <text:p>option_few</text:p>
          </table:table-cell>
        </table:table-row>
        <table:table-row table:style-name="ro1">
          <table:table-cell office:value-type="string">
            <text:p>plurals</text:p>
          </table:table-cell>
          <table:table-cell office:value-type="string">
            <text:p>first_plural:many</text:p>
          </table:table-cell>
          <table:table-cell office:value-type="string">
            <text:p>first_en_plural_4</text:p>
          </table:table-cell>
          <table:table-cell office:value-type="string">
            <text:p>first_fr_plural_4</text:p>
          </table:table-cell>
          <table:table-cell office:value-type="string">
            <text:p>first_es_plural_4</text:p>
          </table:table-cell>
          <table:table-cell office:value-type="string">
            <text:p>option_many</text:p>
          </table:table-cell>
        </table:table-row>
        <table:table-row table:style-name="ro1">
          <table:table-cell office:value-type="string">
            <text:p>plurals</text:p>
          </table:table-cell>
          <table:table-cell office:value-type="string">
            <text:p>first_plural:other</text:p>
          </table:table-cell>
          <table:table-cell office:value-type="string">
            <text:p>first_en_plural_5</text:p>
          </table:table-cell>
          <table:table-cell office:value-type="string">
            <text:p>first_fr_plural_5</text:p>
          </table:table-cell>
          <table:table-cell office:value-type="string">
            <text:p>first_es_plural_5</text:p>
          </table:table-cell>
          <table:table-cell office:value-type="string">
            <text:p>option_oth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lurals</text:p>
          </table:table-cell>
          <table:table-cell office:value-type="string">
            <text:p>second_plural:zero</text:p>
          </table:table-cell>
          <table:table-cell office:value-type="string">
            <text:p>second_en_plural_0</text:p>
          </table:table-cell>
          <table:table-cell office:value-type="string">
            <text:p>second_fr_plural_0</text:p>
          </table:table-cell>
          <table:table-cell office:value-type="string">
            <text:p>second_es_plural_0</text:p>
          </table:table-cell>
          <table:table-cell office:value-type="string">
            <text:p>option_zero</text:p>
          </table:table-cell>
        </table:table-row>
        <table:table-row table:style-name="ro1">
          <table:table-cell office:value-type="string">
            <text:p>plurals</text:p>
          </table:table-cell>
          <table:table-cell office:value-type="string">
            <text:p>second_plural:one</text:p>
          </table:table-cell>
          <table:table-cell office:value-type="string">
            <text:p>second_en_plural_1</text:p>
          </table:table-cell>
          <table:table-cell office:value-type="string">
            <text:p>second_fr_plural_1</text:p>
          </table:table-cell>
          <table:table-cell office:value-type="string">
            <text:p>second_es_plural_1</text:p>
          </table:table-cell>
          <table:table-cell office:value-type="string">
            <text:p>option_one</text:p>
          </table:table-cell>
        </table:table-row>
        <table:table-row table:style-name="ro1">
          <table:table-cell office:value-type="string">
            <text:p>plurals</text:p>
          </table:table-cell>
          <table:table-cell office:value-type="string">
            <text:p>second_plural:two</text:p>
          </table:table-cell>
          <table:table-cell office:value-type="string">
            <text:p>second_en_plural_2</text:p>
          </table:table-cell>
          <table:table-cell office:value-type="string">
            <text:p>second_fr_plural_2</text:p>
          </table:table-cell>
          <table:table-cell office:value-type="string">
            <text:p>second_es_plural_2</text:p>
          </table:table-cell>
          <table:table-cell office:value-type="string">
            <text:p>option_two</text:p>
          </table:table-cell>
        </table:table-row>
        <table:table-row table:style-name="ro1">
          <table:table-cell office:value-type="string">
            <text:p>plurals</text:p>
          </table:table-cell>
          <table:table-cell office:value-type="string">
            <text:p>second_plural:few</text:p>
          </table:table-cell>
          <table:table-cell office:value-type="string">
            <text:p>second_en_plural_3</text:p>
          </table:table-cell>
          <table:table-cell office:value-type="string">
            <text:p>second_fr_plural_3</text:p>
          </table:table-cell>
          <table:table-cell office:value-type="string">
            <text:p>second_es_plural_3</text:p>
          </table:table-cell>
          <table:table-cell office:value-type="string">
            <text:p>option_few</text:p>
          </table:table-cell>
        </table:table-row>
        <table:table-row table:style-name="ro1">
          <table:table-cell office:value-type="string">
            <text:p>plurals</text:p>
          </table:table-cell>
          <table:table-cell office:value-type="string">
            <text:p>second_plural:many</text:p>
          </table:table-cell>
          <table:table-cell office:value-type="string">
            <text:p>second_en_plural_4</text:p>
          </table:table-cell>
          <table:table-cell office:value-type="string">
            <text:p>second_fr_plural_4</text:p>
          </table:table-cell>
          <table:table-cell office:value-type="string">
            <text:p>second_es_plural_4</text:p>
          </table:table-cell>
          <table:table-cell office:value-type="string">
            <text:p>option_many</text:p>
          </table:table-cell>
        </table:table-row>
        <table:table-row table:style-name="ro1">
          <table:table-cell office:value-type="string">
            <text:p>plurals</text:p>
          </table:table-cell>
          <table:table-cell office:value-type="string">
            <text:p>second_plural:other</text:p>
          </table:table-cell>
          <table:table-cell office:value-type="string">
            <text:p>second_en_plural_5</text:p>
          </table:table-cell>
          <table:table-cell office:value-type="string">
            <text:p>second_fr_plural_5</text:p>
          </table:table-cell>
          <table:table-cell office:value-type="string">
            <text:p>second_es_plural_5</text:p>
          </table:table-cell>
          <table:table-cell office:value-type="string">
            <text:p>option_oth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meta:document-statistic meta:table-count="1" meta:cell-count="154" meta:object-count="0"/>
  </office:meta>
</office:document-meta>
</file>